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g sans" svg:font-family="'gg sans', 'Noto Sans',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2"/>
    <style:style style:name="T1" style:family="text">
      <style:text-properties officeooo:rsid="00115a60"/>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10640246" text:style-name="L2">
        <text:list-item>
          <text:p text:style-name="P1">Równowaga Nasha.</text:p>
          <text:list>
            <text:list-item>
              <text:p text:style-name="P1">profil strategii teorii gier, w którym strategia każdego z graczy jest optymalna, przyjmując wybór jego oponentów za ustalony[1]. Jeśli każdy z graczy wybrał strategię (plan działania), wybierając ją na podstawie tego, co do tej pory wydarzyło się w grze, a jednocześnie żaden z graczy nie może zwiększyć własnej oczekiwanej wygranej poprzez zmianę swojego planu działania, podczas gdy pozostali gracze pozostają przy swojej, pierwotnie wybranej strategii, wówczas zestaw wybranych przez poszczególnych graczy strategii nazywa się równowagą Nasha. </text:p>
            </text:list-item>
          </text:list>
        </text:list-item>
        <text:list-item>
          <text:p text:style-name="P1">Gra o sumie stałej.</text:p>
          <text:list>
            <text:list-item>
              <text:p text:style-name="P1">gra, w której zysk jednego gracza oznacza stratę drugiego.</text:p>
            </text:list-item>
          </text:list>
        </text:list-item>
        <text:list-item>
          <text:p text:style-name="P1">Strategie gry: optymalna, mieszana, czysta, oparta o heurystykę.</text:p>
          <text:list>
            <text:list-item>
              <text:p text:style-name="P1">Strategia mieszana – strategia, która określa prawdopodobieństwa, z jakimi gracz wybiera postać strategii. Gracz przyporządkowuje każdej swojej czystej strategii prawdopodobieństwo jej wyboru przy czym suma wszystkich prawdopodobieństw wynosi 1. </text:p>
            </text:list-item>
            <text:list-item>
              <text:p text:style-name="P1">Strategia czysta (strategia prosta) – strategia, w której każdy gracz dokonuje jednego wyboru z prawdopodobieństwem 1 i trwa przy nim. Jest szczególnym przypadkiem strategii mieszanej, w której gracze podejmują decyzje na podstawie rozkładu prawdopodobieństwa. </text:p>
            </text:list-item>
            <text:list-item>
              <text:p text:style-name="P1"><text:span text:style-name="T1">Strategia optymalna - S</text:span>trategia, która prowadzi do najkorzystniejszego rezultatu z punktu widzenia danego gracza, przy założeniu, że strategie wszystkich jego przeciwników są znane i ustalone. </text:p>
            </text:list-item>
            <text:list-item>
              <text:p text:style-name="P1">Metody i techniki heurystyczne – ogół sposobów i reguł postępowania służących podejmowaniu najwłaściwszych decyzji w skomplikowanych sytuacjach, wymagających analizy dostępnych informacji, a także przewidywania zjawisk przyszłych; oparte na twórczym myśleniu i kombinacjach logicznych</text:p>
            </text:list-item>
          </text:list>
        </text:list-item>
        <text:list-item>
          <text:p text:style-name="P1">Reprezentacja rozgrywki/drzewo gry.</text:p>
          <text:list>
            <text:list-item>
              <text:p text:style-name="P1">Partia danej gry może być zapisana jako kolejne, naprzemienne ruchy obu graczy (Gra dwuosobowa). Drzewo gry - reprezentacja umożliwiająca opisanie sytuacji możliwych do osiągnięcia po kolejnych ruchach graczy. </text:p>
            </text:list-item>
          </text:list>
        </text:list-item>
        <text:list-item>
          <text:p text:style-name="P1">Algorytmy minmax, twierdzenie o minimaksie.</text:p>
          <text:list>
            <text:list-item>
              <text:p text:style-name="P1">metoda minimalizowania maksymalnych możliwych strat. Alternatywnie można je traktować jako maksymalizację minimalnego zysku (maximin). Wywodzi się to z teorii gry o sumie zerowej, obejmujących oba przypadki, zarówno ten, gdzie gracze wykonują ruchy naprzemiennie, jak i ten, gdzie wykonują ruchy jednocześnie. Zostało to również rozszerzone na bardziej skomplikowane gry i ogólne podejmowanie decyzji w obecności niepewności. </text:p>
            </text:list-item>
            <text:list-item>
              <text:p text:style-name="P1"/>
            </text:list-item>
          </text:list>
        </text:list-item>
        <text:list-item>
          <text:p text:style-name="P1">Algorytm alpha beta pruning.</text:p>
          <text:list>
            <text:list-item>
              <text:p text:style-name="P1">Algorytm Alfa-Beta – algorytm przeszukujący, redukujący liczbę węzłów, które muszą być rozwiązywane w drzewach przeszukujących przez algorytm min-max. Jest to przeszukiwanie wykorzystywane w grach dwuosobowych, takich jak kółko i krzyżyk, szachy, go. Warunkiem stopu jest znalezienie przynajmniej jednego rozwiązania czyniącego obecnie badaną opcję ruchu gorszą od poprzednio zbadanych opcji. Wybranie takiej opcji ruchu nie przyniosłoby korzyści graczowi ruszającemu się, dlatego też nie ma potrzeby przeszukiwać dalej gałęzi drzewa tej opcji. Ta technika pozwala zaoszczędzić czas poszukiwania bez zmiany wyniku działania algorytmu. </text:p>
            </text:list-item>
          </text:list>
        </text:list-item>
        <text:list-item>
          <text:p text:style-name="P1">Algorytm monte carlo tree search z wariantem "pure".</text:p>
          <text:list>
            <text:list-item>
              <text:p text:style-name="P1"><text:s/>heurystyka podejmowania decyzji w pewnych zadaniach sztucznej inteligencji, używana zwłaszcza do wyboru ruchów w grach.</text:p>
            </text:list-item>
            <text:list-item>
              <text:p text:style-name="P1"><text:soft-page-break/>Podstawę metody MCTS w grach stanowią symulacje (ang. playouts), czyli szybkie rozgrywki złożone z losowych ruchów. Wynik symulacji to informacja o tym, który gracz został jej zwycięzcą.</text:p>
            </text:list-item>
          </text:list>
        </text:list-item>
        <text:list-item>
          <text:p text:style-name="P1">Grafowa i drzewiasta strategia poszukiwania rozwiązań.</text:p>
        </text:list-item>
        <text:list-item>
          <text:p text:style-name="P1">Dylemat więźnia.</text:p>
          <text:list>
            <text:list-item>
              <text:p text:style-name="P1">problem w teorii gier. Jest oparty na dwuosobowej grze o niezerowej sumie, w której każdy z graczy może zyskać, zdradzając przeciwnika, ale obaj stracą, jeśli obaj będą zdradzać. Dylemat ten jest więc niekooperacyjną (o częściowym konflikcie) grą o sumie niezerowej, ponieważ strategia konfliktu przeważa nad strategią pokojową: najwięcej można zyskać zdradzając, a najwięcej stracić idąc na współpracę. W odróżnieniu jednak od dylematu kurczaków w tej grze istnieje większe pole do współpracy, które może zaistnieć w strategiach wielokrotnego dylematu więźnia</text:p>
            </text:list-item>
            <text:list-item>
              <text:p text:style-name="P1">https://pl.wikipedia.org/wiki/Dylemat_wi%C4%99%C5%BAnia</text:p>
            </text:list-item>
          </text:list>
        </text:list-item>
        <text:list-item>
          <text:p text:style-name="P1">Algorytm A*</text:p>
          <text:list>
            <text:list-item>
              <text:p text:style-name="P1">algorytm heurystyczny znajdowania najkrótszej ścieżki w grafie ważonym z dowolnego wierzchołka do wierzchołka spełniającego określony warunek zwany testem celu. Algorytm jest zupełny i optymalny, w tym sensie, że znajduje ścieżkę, jeśli tylko taka istnieje, i przy tym jest to ścieżka najkrótsza. Stosowany głównie w dziedzinie sztucznej inteligencji do rozwiązywania problemów i w grach komputerowych do imitowania inteligentnego zachowania.</text:p>
            </text:list-item>
            <text:list-item>
              <text:p text:style-name="P1"/>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g sans" svg:font-family="'gg sans', 'Noto Sans',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0T07:05:17.461135019</meta:creation-date>
    <dc:date>2023-12-20T07:32:40.741588483</dc:date>
    <meta:editing-duration>PT17M12S</meta:editing-duration>
    <meta:editing-cycles>3</meta:editing-cycles>
    <meta:generator>LibreOffice/6.4.7.2$Linux_X86_64 LibreOffice_project/40$Build-2</meta:generator>
    <meta:document-statistic meta:table-count="0" meta:image-count="0" meta:object-count="0" meta:page-count="2" meta:paragraph-count="26" meta:word-count="616" meta:character-count="4615" meta:non-whitespace-character-count="4037"/>
  </office:meta>
</office:document-meta>
</file>